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Data collection plan</text:title></text:p>
      <text:p text:style-name="OrgTitle"/>
      <text:p text:style-name="OrgSubtitle"><text:initial-creator>DESKTOP-BN4CLOF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8c1bc47">1. Purpose</text:a></text:p>
          <text:p text:style-name="Contents_20_1"><text:a xlink:type="simple" xlink:href="#orge23c685">2. Data Outline</text:a></text:p>
          <text:p text:style-name="Contents_20_2"><text:a xlink:type="simple" xlink:href="#orgecbf598">2.1. User</text:a></text:p>
          <text:p text:style-name="Contents_20_2"><text:a xlink:type="simple" xlink:href="#orge5f471a">2.2. Class</text:a></text:p>
          <text:p text:style-name="Contents_20_2"><text:a xlink:type="simple" xlink:href="#org05a22d3">2.3. Implementation</text:a></text:p>
          <text:p text:style-name="Contents_20_1"><text:a xlink:type="simple" xlink:href="#org9fec6c7">3. Narrative</text:a></text:p>
        </text:index-body>
      </text:table-of-content>
      <text:h text:style-name="Heading_20_1" text:outline-level="1" text:is-list-header="false">
<text:bookmark-start text:name="OrgXref.org8c1bc47"/>
<text:bookmark text:name="org8c1bc47"/>Purpose
<text:bookmark-end text:name="OrgXref.org8c1bc47"/></text:h>
      <text:p text:style-name="Text_20_body">To define the data collected from participants in the Bootstrap community during the course of enrolling and participating in facilitated events and implementation support. Any data group below marked with a (d) is considered draft and may be dropped or included in a later year. Data groups marked with two dollar signs ($$) are requirements for enrollment.
</text:p>
      <text:h text:style-name="Heading_20_1" text:outline-level="1" text:is-list-header="false">
<text:bookmark-start text:name="OrgXref.orge23c685"/>
<text:bookmark text:name="orge23c685"/>Data Outline
<text:bookmark-end text:name="OrgXref.orge23c685"/></text:h>
      <text:h text:style-name="Heading_20_2" text:outline-level="2" text:is-list-header="false">
<text:bookmark-start text:name="OrgXref.orgecbf598"/>
<text:bookmark text:name="orgecbf598"/>User
<text:bookmark-end text:name="OrgXref.orgecbf598"/></text:h>
      <text:list text:style-name="OrgBulletedList" text:continue-numbering="false">
        <text:list-item>
          <text:p text:style-name="Text_20_body">$$ Name, first and last, alternate first and last name (nickname or name change)
</text:p>
        </text:list-item>
        <text:list-item>
          <text:p text:style-name="Text_20_body">Race/Ethnicity, gender
</text:p>
        </text:list-item>
        <text:list-item>
          <text:p text:style-name="Text_20_body">$$ Employer, employer address, role title, date started or years in position
</text:p>
        </text:list-item>
        <text:list-item>
          <text:p text:style-name="Text_20_body">$$ is-Teacher? (whether or not participant spends majority of working hours supervising students)
</text:p>
          <text:list text:style-name="OrgDescriptionList" text:continue-numbering="true">
            <text:list-item>
              <text:p text:style-name="Text_20_body_20_bold">Yes</text:p>
              <text:list text:style-name="OrgDescriptionList" text:continue-numbering="true">
                <text:list-item>
                  <text:p text:style-name="Text_20_body">Teaching license, years teaching, computer science experience (anecdotal),
</text:p>
                </text:list-item>
              </text:list>
            </text:list-item>
            <text:list-item>
              <text:p text:style-name="Text_20_body_20_bold">No</text:p>
              <text:list text:style-name="OrgDescriptionList" text:continue-numbering="true">
                <text:list-item>
                  <text:p text:style-name="Text_20_body">Describe education role and/or relationship to teachers and classrooms.
</text:p>
                </text:list-item>
              </text:list>
            </text:list-item>
          </text:list>
        </text:list-item>
        <text:list-item>
          <text:p text:style-name="Text_20_body">Professional affiliation
</text:p>
        </text:list-item>
        <text:list-item>
          <text:p text:style-name="Text_20_body">Classroom tools used (Desmos, Geogebra, code.org, etc.) (d)
</text:p>
        </text:list-item>
        <text:list-item>
          <text:p text:style-name="Text_20_body">How did you hear about Bootstrap? and/or Why are you taking this workshop?
</text:p>
        </text:list-item>
        <text:list-item>
          <text:p text:style-name="Text_20_body">$$ Supporting partner organization or self pay.
</text:p>
        </text:list-item>
      </text:list>
      <text:h text:style-name="Heading_20_2" text:outline-level="2" text:is-list-header="false">
<text:bookmark-start text:name="OrgXref.orge5f471a"/>
<text:bookmark text:name="orge5f471a"/>Class
<text:bookmark-end text:name="OrgXref.orge5f471a"/></text:h>
      <text:list text:style-name="OrgBulletedList" text:continue-numbering="false">
        <text:list-item>
          <text:p text:style-name="Text_20_body">Subject, start/end dates, course title, grade level or student age
</text:p>
        </text:list-item>
        <text:list-item>
          <text:p text:style-name="Text_20_body">School, district, state
</text:p>
        </text:list-item>
        <text:list-item>
          <text:p text:style-name="Text_20_body">Context (anecdotal), [remedial/grade-level/advanced, prerequisite]
</text:p>
        </text:list-item>
        <text:list-item>
          <text:p text:style-name="Text_20_body">Technology in the classroom [computer lab/1-1 laptops/chromebooks] (d), school domain google accounts? (d)
</text:p>
        </text:list-item>
      </text:list>
      <text:h text:style-name="Heading_20_2" text:outline-level="2" text:is-list-header="false">
<text:bookmark-start text:name="OrgXref.org05a22d3"/>
<text:bookmark text:name="org05a22d3"/>Implementation
<text:bookmark-end text:name="OrgXref.org05a22d3"/></text:h>
      <text:list text:style-name="OrgBulletedList" text:continue-numbering="false">
        <text:list-item>
          <text:p text:style-name="Text_20_body">Class, lesons used, administrative support,
</text:p>
        </text:list-item>
      </text:list>
      <text:h text:style-name="Heading_20_1" text:outline-level="1" text:is-list-header="false">
<text:bookmark-start text:name="OrgXref.org9fec6c7"/>
<text:bookmark text:name="org9fec6c7"/>Narrative
<text:bookmark-end text:name="OrgXref.org9fec6c7"/></text:h>
      <text:p text:style-name="Text_20_body">User information is must have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ESKTOP-BN4CLOF</dc:creator>
    <meta:initial-creator>DESKTOP-BN4CLOF</meta:initial-creator>
    <dc:date>2024-03-09T16:32:52</dc:date>
    <meta:creation-date>2024-03-09T16:32:52</meta:creation-date>
    <meta:generator>Emacs 30.0.50 (Org mode 9.6.15)</meta:generator>
    <meta:keyword/>
    <dc:subject/>
    <dc:title>Data collection plan</dc:title>
  </office:meta>
</office:document-meta>
</file>